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document_type">
            <text:p>document_type</text:p>
          </table:table-cell>
          <table:table-cell table:style-name="pd1" office:value-type="string" office:string-value="date">
            <text:p>date</text:p>
          </table:table-cell>
          <table:table-cell table:style-name="pd1" office:value-type="string" office:string-value="document_number">
            <text:p>document_number</text:p>
          </table:table-cell>
          <table:table-cell table:style-name="pd1" office:value-type="string" office:string-value="currency">
            <text:p>currency</text:p>
          </table:table-cell>
          <table:table-cell table:style-name="pd1" office:value-type="string" office:string-value="sequence">
            <text:p>sequence</text:p>
          </table:table-cell>
          <table:table-cell table:style-name="pd1" office:value-type="string" office:string-value="counterparty_code">
            <text:p>counterparty_code</text:p>
          </table:table-cell>
          <table:table-cell table:style-name="pd1" office:value-type="string" office:string-value="counterparty_name">
            <text:p>counterparty_name</text:p>
          </table:table-cell>
          <table:table-cell table:style-name="pd1" office:value-type="string" office:string-value="address">
            <text:p>address</text:p>
          </table:table-cell>
          <table:table-cell table:style-name="pd1" office:value-type="string" office:string-value="description">
            <text:p>description</text:p>
          </table:table-cell>
          <table:table-cell table:style-name="pd1" office:value-type="string" office:string-value="original_description">
            <text:p>original_description</text:p>
          </table:table-cell>
          <table:table-cell table:style-name="pd1" office:value-type="string" office:string-value="amount1">
            <text:p>amount1</text:p>
          </table:table-cell>
          <table:table-cell table:style-name="pd1" office:value-type="string" office:string-value="amount2">
            <text:p>amount2</text:p>
          </table:table-cell>
          <table:table-cell table:style-name="pd1" office:value-type="string" office:string-value="debit_account">
            <text:p>debit_account</text:p>
          </table:table-cell>
          <table:table-cell table:style-name="pd1" office:value-type="string" office:string-value="credit_account">
            <text:p>credit_account</text:p>
          </table:table-cell>
          <table:table-cell table:style-name="pd1" office:value-type="string" office:string-value="field1">
            <text:p>field1</text:p>
          </table:table-cell>
          <table:table-cell table:style-name="pd1" office:value-type="string" office:string-value="field2">
            <text:p>field2</text:p>
          </table:table-cell>
          <table:table-cell table:style-name="pd1" office:value-type="string" office:string-value="field3">
            <text:p>field3</text:p>
          </table:table-cell>
          <table:table-cell table:style-name="pd1" office:value-type="string" office:string-value="field4">
            <text:p>field4</text:p>
          </table:table-cell>
          <table:table-cell table:style-name="pd1" office:value-type="string" office:string-value="date2">
            <text:p>date2</text:p>
          </table:table-cell>
          <table:table-cell table:style-name="pd1" office:value-type="string" office:string-value="department">
            <text:p>department</text:p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1">
            <text:p>BN05/001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2">
            <text:p>BN05/002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3">
            <text:p>BN05/003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4">
            <text:p>BN05/004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5">
            <text:p>BN05/005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6">
            <text:p>BN05/006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7">
            <text:p>BN05/007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8">
            <text:p>BN05/008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09">
            <text:p>BN05/009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10">
            <text:p>BN05/010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N">
            <text:p>BN</text:p>
          </table:table-cell>
          <table:table-cell office:value-type="string" office:string-value="27/05/2025">
            <text:p>27/05/2025</text:p>
          </table:table-cell>
          <table:table-cell office:value-type="string" office:string-value="BN05/011">
            <text:p>BN05/011</text:p>
          </table:table-cell>
          <table:table-cell office:value-type="string" office:string-value="VND">
            <text:p>VND</text:p>
          </table:table-cell>
          <table:table-cell office:value-type="float" office:value="1">
            <text:p>1</text:p>
          </table:table-cell>
          <table:table-cell office:value-type="string" office:string-value="KL">
            <text:p>KL</text:p>
          </table:table-cell>
          <table:table-cell office:value-type="string" office:string-value="Khách Lẻ">
            <text:p>Khách Lẻ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string-value="6278">
            <text:p>6278</text:p>
          </table:table-cell>
          <table:table-cell office:value-type="string" office:string-value="1121">
            <text:p>11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05/27/2025">
            <text:p>05/27/2025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